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72654598" text:style-name="L1">
        <text:list-header>
          <text:p text:style-name="P1">English Words / Meaning</text:p>
          <text:p text:style-name="P2"/>
        </text:list-header>
        <text:list-item>
          <text:p text:style-name="P2"><text:span text:style-name="T1">Accurate</text:span> – correct</text:p>
        </text:list-item>
        <text:list-item>
          <text:p text:style-name="P2">Achieve – <text:span text:style-name="T1">accomplish</text:span></text:p>
        </text:list-item>
        <text:list-item>
          <text:p text:style-name="P2"><text:span text:style-name="T1">Active</text:span> – energetic</text:p>
        </text:list-item>
        <text:list-item>
          <text:p text:style-name="P2">Adamant – <text:span text:style-name="T1">firm</text:span></text:p>
        </text:list-item>
        <text:list-item>
          <text:p text:style-name="P2"><text:span text:style-name="T1">Add</text:span> – increase</text:p>
        </text:list-item>
        <text:list-item>
          <text:p text:style-name="P2">Adequate – <text:span text:style-name="T1">sufficient</text:span></text:p>
        </text:list-item>
        <text:list-item>
          <text:p text:style-name="P2"><text:span text:style-name="T1">Aggressive</text:span> – assertive</text:p>
        </text:list-item>
        <text:list-item>
          <text:p text:style-name="P2">Aid – help</text:p>
        </text:list-item>
        <text:list-item>
          <text:p text:style-name="P2">Always – <text:span text:style-name="T1">forever</text:span></text:p>
        </text:list-item>
        <text:list-item>
          <text:p text:style-name="P2"><text:span text:style-name="T1">Amateur</text:span> – beginner</text:p>
        </text:list-item>
        <text:list-item>
          <text:p text:style-name="P2">Ambitious – <text:span text:style-name="T1">aspiring</text:span></text:p>
        </text:list-item>
        <text:list-item>
          <text:p text:style-name="P2"><text:span text:style-name="T1">Approve</text:span> – accept</text:p>
        </text:list-item>
        <text:list-item>
          <text:p text:style-name="P2">Arrive – <text:span text:style-name="T1">reach</text:span></text:p>
        </text:list-item>
        <text:list-item>
          <text:p text:style-name="P2"><text:span text:style-name="T1">Authentic</text:span> – genuine</text:p>
        </text:list-item>
        <text:list-item>
          <text:p text:style-name="P2">Awful –<text:span text:style-name="T1"> dreadful, atrocious</text:span></text:p>
        </text:list-item>
        <text:list-item>
          <text:p text:style-name="P2"><text:span text:style-name="T1">Bashful</text:span> – shy, timid</text:p>
        </text:list-item>
        <text:list-item>
          <text:p text:style-name="P2">Beautiful –<text:span text:style-name="T1"> pretty, attractive (Pretty Synonyms)</text:span></text:p>
        </text:list-item>
        <text:list-item>
          <text:p text:style-name="P2"><text:span text:style-name="T1">Before</text:span> – prior, earlier</text:p>
        </text:list-item>
        <text:list-item>
          <text:p text:style-name="P2">Beginning – <text:span text:style-name="T1">start, initiate</text:span></text:p>
        </text:list-item>
        <text:list-item>
          <text:p text:style-name="P2"><text:span text:style-name="T1">Believe</text:span> – trust, accept</text:p>
        </text:list-item>
        <text:list-item>
          <text:p text:style-name="P2">Below – <text:span text:style-name="T1">under, lower</text:span></text:p>
        </text:list-item>
        <text:list-item>
          <text:p text:style-name="P2"><text:span text:style-name="T1">Beneficial</text:span> – helpful, useful</text:p>
        </text:list-item>
        <text:list-item>
          <text:p text:style-name="P2">Best – <text:span text:style-name="T1">finest, choice</text:span></text:p>
        </text:list-item>
        <text:list-item>
          <text:p text:style-name="P2"><text:span text:style-name="T1">Birth</text:span> – beginning</text:p>
        </text:list-item>
        <text:list-item>
          <text:p text:style-name="P2">Blend – <text:span text:style-name="T1">combine, mix</text:span></text:p>
        </text:list-item>
        <text:list-item>
          <text:p text:style-name="P2"><text:span text:style-name="T1">Bottom</text:span> – base, foundation</text:p>
        </text:list-item>
        <text:list-item>
          <text:p text:style-name="P2">Brave – <text:span text:style-name="T1">courageous, bold</text:span></text:p>
        </text:list-item>
        <text:list-item>
          <text:p text:style-name="P2"><text:span text:style-name="T1">Break</text:span> – fracture, burst</text:p>
        </text:list-item>
        <text:list-item>
          <text:p text:style-name="P2">Brief – <text:span text:style-name="T1">short, concise</text:span></text:p>
        </text:list-item>
        <text:list-item>
          <text:p text:style-name="P2"><text:span text:style-name="T1">Buy</text:span> – purchase</text:p>
        </text:list-item>
        <text:list-item>
          <text:p text:style-name="P2">Calm – <text:span text:style-name="T1">quiet, tranquil</text:span></text:p>
        </text:list-item>
        <text:list-item>
          <text:p text:style-name="P2"><text:span text:style-name="T1">Chilly</text:span> – cool, nippy</text:p>
        </text:list-item>
        <text:list-item>
          <text:p text:style-name="P2">Chubby – <text:span text:style-name="T1">plump, pudgy</text:span></text:p>
        </text:list-item>
        <text:list-item>
          <text:p text:style-name="P2"><text:span text:style-name="T1">Clarify</text:span> – explain, simplify</text:p>
        </text:list-item>
        <text:list-item>
          <text:p text:style-name="P2">Close – <text:span text:style-name="T1">near, imminent</text:span></text:p>
        </text:list-item>
        <text:list-item>
          <text:p text:style-name="P2"><text:span text:style-name="T1">Coarse</text:span> – bumpy, rough</text:p>
        </text:list-item>
        <text:list-item>
          <text:p text:style-name="P2">Comical – <text:span text:style-name="T1">amusing, funny</text:span></text:p>
        </text:list-item>
        <text:list-item>
          <text:p text:style-name="P2"><text:span text:style-name="T1">Complex</text:span> – complicated</text:p>
        </text:list-item>
        <text:list-item>
          <text:p text:style-name="P2">Confine – <text:span text:style-name="T1">contain, enclose</text:span></text:p>
        </text:list-item>
        <text:list-item>
          <text:p text:style-name="P2"><text:span text:style-name="T1">Conflict</text:span> – fight, battle, struggle</text:p>
        </text:list-item>
        <text:list-item>
          <text:p text:style-name="P2">Conform – <text:span text:style-name="T1">comply, submit</text:span></text:p>
        </text:list-item>
        <text:list-item>
          <text:p text:style-name="P2"><text:span text:style-name="T1">Connect</text:span> – join, link, attach</text:p>
        </text:list-item>
        <text:list-item>
          <text:p text:style-name="P2">Correct – <text:span text:style-name="T1">accurate, right</text:span></text:p>
        </text:list-item>
        <text:list-item>
          <text:p text:style-name="P2"><text:span text:style-name="T1">Courage</text:span> – bravery, valor</text:p>
        </text:list-item>
        <text:list-item>
          <text:p text:style-name="P2">Courteous – <text:span text:style-name="T1">polite, civil</text:span></text:p>
        </text:list-item>
        <text:list-item>
          <text:p text:style-name="P2"><text:span text:style-name="T1">Cranky</text:span> – cross, irritable</text:p>
        </text:list-item>
        <text:list-item>
          <text:p text:style-name="P2">Crazy –<text:span text:style-name="T1"> insane, daft, mad</text:span></text:p>
        </text:list-item>
        <text:list-item>
          <text:p text:style-name="P2"><text:span text:style-name="T1">Cruel</text:span> – mean, heartless</text:p>
        </text:list-item>
        <text:list-item>
          <text:p text:style-name="P2">Daring –<text:span text:style-name="T1"> bold, audacious</text:span></text:p>
        </text:list-item>
        <text:list-item>
          <text:p text:style-name="P2"><text:span text:style-name="T1">Deduct</text:span> – subtract, remove</text:p>
        </text:list-item>
        <text:list-item>
          <text:p text:style-name="P2"><text:soft-page-break/>Defend – <text:span text:style-name="T1">protect, shield</text:span></text:p>
        </text:list-item>
        <text:list-item>
          <text:p text:style-name="P2"><text:span text:style-name="T1">Defy</text:span> – resist, challenge</text:p>
        </text:list-item>
        <text:list-item>
          <text:p text:style-name="P2">Delicate – <text:span text:style-name="T1">fragile, dainty</text:span></text:p>
        </text:list-item>
        <text:list-item>
          <text:p text:style-name="P2"><text:span text:style-name="T1">Despise</text:span> – hate, detest, loathe</text:p>
        </text:list-item>
        <text:list-item>
          <text:p text:style-name="P2">Destitute –<text:span text:style-name="T1"> poor, penniless</text:span></text:p>
        </text:list-item>
        <text:list-item>
          <text:p text:style-name="P2"><text:span text:style-name="T1">Deter</text:span> – hinder, prevent</text:p>
        </text:list-item>
        <text:list-item>
          <text:p text:style-name="P2">Determined – <text:span text:style-name="T1">sure, convinced</text:span></text:p>
        </text:list-item>
        <text:list-item>
          <text:p text:style-name="P2"><text:span text:style-name="T1">Dirty</text:span> – soiled, messy (Dirty Synonym)</text:p>
        </text:list-item>
        <text:list-item>
          <text:p text:style-name="P2">Disagree – <text:span text:style-name="T1">differ, dispute</text:span></text:p>
        </text:list-item>
        <text:list-item>
          <text:p text:style-name="P2"><text:span text:style-name="T1">Dispute</text:span> – debate, oppose</text:p>
        </text:list-item>
        <text:list-item>
          <text:p text:style-name="P2">Diverse – <text:span text:style-name="T1">different, distinct</text:span></text:p>
        </text:list-item>
        <text:list-item>
          <text:p text:style-name="P2"><text:span text:style-name="T1">Divide</text:span> – separate, split</text:p>
        </text:list-item>
        <text:list-item>
          <text:p text:style-name="P2">Docile – <text:span text:style-name="T1">tame, gentle</text:span></text:p>
        </text:list-item>
        <text:list-item>
          <text:p text:style-name="P2"><text:span text:style-name="T1">Dubious</text:span> – doubtful, questionable</text:p>
        </text:list-item>
        <text:list-item>
          <text:p text:style-name="P2">Dull – <text:span text:style-name="T1">blunt, dreary</text:span></text:p>
        </text:list-item>
        <text:list-item>
          <text:p text:style-name="P2"><text:span text:style-name="T1">Dumb</text:span> – stupid, dense</text:p>
        </text:list-item>
        <text:list-item>
          <text:p text:style-name="P2">Easy – <text:span text:style-name="T1">simple (Easy Synonym)</text:span></text:p>
        </text:list-item>
        <text:list-item>
          <text:p text:style-name="P2"><text:span text:style-name="T1">Encourage</text:span> – promote, support, urge</text:p>
        </text:list-item>
        <text:list-item>
          <text:p text:style-name="P2">Enjoy – <text:span text:style-name="T1">like, appreciate</text:span></text:p>
        </text:list-item>
        <text:list-item>
          <text:p text:style-name="P2"><text:span text:style-name="T1">Enlarge</text:span> – expand, magnify</text:p>
        </text:list-item>
        <text:list-item>
          <text:p text:style-name="P2">Enormous – <text:span text:style-name="T1">vast, immense, colossal (Big Synonym)</text:span></text:p>
        </text:list-item>
        <text:list-item>
          <text:p text:style-name="P2"><text:span text:style-name="T1">Fast</text:span> – rapid, quick, swift</text:p>
        </text:list-item>
        <text:list-item>
          <text:p text:style-name="P2">Fat – <text:span text:style-name="T1">chubby, plump, stout</text:span></text:p>
        </text:list-item>
        <text:list-item>
          <text:p text:style-name="P2"><text:span text:style-name="T1">Fatal</text:span> – deadly, mortal, killing</text:p>
        </text:list-item>
        <text:list-item>
          <text:p text:style-name="P2">Fatigue – <text:span text:style-name="T1">tire, exhaust</text:span></text:p>
        </text:list-item>
        <text:list-item>
          <text:p text:style-name="P2"><text:span text:style-name="T1">Fiction</text:span> – fantasy, untruth, myth</text:p>
        </text:list-item>
        <text:list-item>
          <text:p text:style-name="P2">Fill – <text:span text:style-name="T1">load, pack</text:span></text:p>
        </text:list-item>
        <text:list-item>
          <text:p text:style-name="P2"><text:span text:style-name="T1">Fraction</text:span> – part, portion, segment</text:p>
        </text:list-item>
        <text:list-item>
          <text:p text:style-name="P2">Frigid – <text:span text:style-name="T1">freezing, frosty</text:span></text:p>
        </text:list-item>
        <text:list-item>
          <text:p text:style-name="P2"><text:span text:style-name="T1">Frivolous</text:span> – trivial, unimportant, silly</text:p>
        </text:list-item>
        <text:list-item>
          <text:p text:style-name="P2">Furious – <text:span text:style-name="T1">angry, enraged, infuriated</text:span></text:p>
        </text:list-item>
        <text:list-item>
          <text:p text:style-name="P2"><text:span text:style-name="T1">Future</text:span> – coming, tomorrow</text:p>
        </text:list-item>
        <text:list-item>
          <text:p text:style-name="P2">Gain – <text:span text:style-name="T1">acquire, obtain</text:span></text:p>
        </text:list-item>
        <text:list-item>
          <text:p text:style-name="P2"><text:span text:style-name="T1">Gaudy</text:span> – showy, garish, vulgar</text:p>
        </text:list-item>
        <text:list-item>
          <text:p text:style-name="P2">Gaunt – <text:span text:style-name="T1">scrawny, skinny, thin</text:span></text:p>
        </text:list-item>
        <text:list-item>
          <text:p text:style-name="P2"><text:span text:style-name="T1">Generous</text:span> – giving, selfless, big-hearted</text:p>
        </text:list-item>
        <text:list-item>
          <text:p text:style-name="P2">Great –<text:span text:style-name="T1"> outstanding, remarkable</text:span></text:p>
        </text:list-item>
        <text:list-item>
          <text:p text:style-name="P2"><text:span text:style-name="T1">Handy</text:span> – useful, convenient, skillful</text:p>
        </text:list-item>
        <text:list-item>
          <text:p text:style-name="P2">High – <text:span text:style-name="T1">elevated, lofty</text:span></text:p>
        </text:list-item>
        <text:list-item>
          <text:p text:style-name="P2"><text:span text:style-name="T1">Huge</text:span> – vast, immense, great (Big Synonym)</text:p>
        </text:list-item>
        <text:list-item>
          <text:p text:style-name="P2">Humble – <text:span text:style-name="T1">modest, unpretentious</text:span></text:p>
        </text:list-item>
        <text:list-item>
          <text:p text:style-name="P2"><text:span text:style-name="T1">Humiliate</text:span> – embarrass, disgrace, dishonor</text:p>
        </text:list-item>
        <text:list-item>
          <text:p text:style-name="P2">Identical – <text:span text:style-name="T1">alike, duplicate</text:span></text:p>
        </text:list-item>
        <text:list-item>
          <text:p text:style-name="P2"><text:span text:style-name="T1">Immaculate</text:span> – spotless, pure</text:p>
        </text:list-item>
        <text:list-item>
          <text:p text:style-name="P2">Inferior – <text:span text:style-name="T1">lesser, substandard</text:span></text:p>
        </text:list-item>
        <text:list-item>
          <text:p text:style-name="P2"><text:span text:style-name="T1">Infuriate</text:span> – enrage, agitate, provoke</text:p>
        </text:list-item>
        <text:list-item>
          <text:p text:style-name="P2">Ingenious – <text:span text:style-name="T1">clever, creative, original</text:span></text:p>
        </text:list-item>
        <text:list-item>
          <text:p text:style-name="P2"><text:span text:style-name="T1">Innocent</text:span> – guiltless, blameless</text:p>
        </text:list-item>
        <text:list-item>
          <text:p text:style-name="P2">Interesting – <text:span text:style-name="T1">provocative, engrossing</text:span></text:p>
        </text:list-item>
        <text:list-item>
          <text:p text:style-name="P2"><text:span text:style-name="T1">Intolerant</text:span> – bigoted, prejudiced</text:p>
        </text:list-item>
        <text:list-item>
          <text:p text:style-name="P2">Irrelevant – <text:span text:style-name="T1">inappropriate, unrelated</text:span></text:p>
        </text:list-item>
        <text:list-item>
          <text:p text:style-name="P2"><text:span text:style-name="T1">Join</text:span> – connect, unite, link</text:p>
        </text:list-item>
        <text:list-item>
          <text:p text:style-name="P2"><text:soft-page-break/>Jolly – <text:span text:style-name="T1">merry, jovial, joyful</text:span></text:p>
        </text:list-item>
        <text:list-item>
          <text:p text:style-name="P2"><text:span text:style-name="T1">Jubilant</text:span> – overjoyed, delighted, elated</text:p>
        </text:list-item>
        <text:list-item>
          <text:p text:style-name="P2">Keep – <text:span text:style-name="T1">save, protect, guard</text:span></text:p>
        </text:list-item>
        <text:list-item>
          <text:p text:style-name="P2"><text:span text:style-name="T1">Least</text:span> – fewest, minimum, smallest</text:p>
        </text:list-item>
        <text:list-item>
          <text:p text:style-name="P2">Logical – <text:span text:style-name="T1">sensible, sane, rational</text:span></text:p>
        </text:list-item>
        <text:list-item>
          <text:p text:style-name="P2"><text:span text:style-name="T1">Long</text:span> – lengthy</text:p>
        </text:list-item>
        <text:list-item>
          <text:p text:style-name="P2">Luxurious – <text:span text:style-name="T1">extravagant, elegant</text:span></text:p>
        </text:list-item>
        <text:list-item>
          <text:p text:style-name="P2"><text:span text:style-name="T1">Magnify</text:span> – expand, enlarge, exaggerate</text:p>
        </text:list-item>
        <text:list-item>
          <text:p text:style-name="P2">Meager – <text:span text:style-name="T1">scanty, sparse, poor</text:span></text:p>
        </text:list-item>
        <text:list-item>
          <text:p text:style-name="P2"><text:span text:style-name="T1">Mean</text:span> – unkind, malicious, nasty</text:p>
        </text:list-item>
        <text:list-item>
          <text:p text:style-name="P2">Militant – <text:span text:style-name="T1">combative, aggressive, warlike</text:span></text:p>
        </text:list-item>
        <text:list-item>
          <text:p text:style-name="P2"><text:span text:style-name="T1">Minor</text:span> – lesser, inferior, secondary</text:p>
        </text:list-item>
        <text:list-item>
          <text:p text:style-name="P2">Mirth – <text:span text:style-name="T1">merriment, fun, laughter</text:span></text:p>
        </text:list-item>
        <text:list-item>
          <text:p text:style-name="P2"><text:span text:style-name="T1">Mischievous</text:span> – naughty, impish</text:p>
        </text:list-item>
        <text:list-item>
          <text:p text:style-name="P2">Moderate – <text:span text:style-name="T1">temperate, lenient, medium</text:span></text:p>
        </text:list-item>
        <text:list-item>
          <text:p text:style-name="P2"><text:span text:style-name="T1">Mysterious</text:span> – elusive, occult, secret</text:p>
        </text:list-item>
        <text:list-item>
          <text:p text:style-name="P2">Naughty – <text:span text:style-name="T1">bad, disobedient, wrong</text:span></text:p>
        </text:list-item>
        <text:list-item>
          <text:p text:style-name="P2"><text:span text:style-name="T1">Nonchalant</text:span> – indifferent, lackadaisical, blase</text:p>
        </text:list-item>
        <text:list-item>
          <text:p text:style-name="P2">Normal – <text:span text:style-name="T1">ordinary, typical, usual</text:span></text:p>
        </text:list-item>
        <text:list-item>
          <text:p text:style-name="P2"><text:span text:style-name="T1">Obey</text:span> – mind, heed, comply</text:p>
        </text:list-item>
        <text:list-item>
          <text:p text:style-name="P2">Observe – <text:span text:style-name="T1">examine, study, scrutinize</text:span></text:p>
        </text:list-item>
        <text:list-item>
          <text:p text:style-name="P2"><text:span text:style-name="T1">Obsolete</text:span> – extinct, dated, antiquated</text:p>
        </text:list-item>
        <text:list-item>
          <text:p text:style-name="P2">Optional – <text:span text:style-name="T1">voluntary, elective</text:span></text:p>
        </text:list-item>
        <text:list-item>
          <text:p text:style-name="P2"><text:span text:style-name="T1">Ordinary</text:span> – usual, average</text:p>
        </text:list-item>
        <text:list-item>
          <text:p text:style-name="P2">Outrageous – <text:span text:style-name="T1">preposterous, shocking</text:span></text:p>
        </text:list-item>
        <text:list-item>
          <text:p text:style-name="P2"><text:span text:style-name="T1">Polite</text:span> – gracious, refined, courteous</text:p>
        </text:list-item>
        <text:list-item>
          <text:p text:style-name="P2">Poor – <text:span text:style-name="T1">destitute, needy, impoverished</text:span></text:p>
        </text:list-item>
        <text:list-item>
          <text:p text:style-name="P2"><text:span text:style-name="T1">Portion</text:span> – part, segment, piece</text:p>
        </text:list-item>
        <text:list-item>
          <text:p text:style-name="P2">Prompt – <text:span text:style-name="T1">punctual, timely</text:span></text:p>
        </text:list-item>
        <text:list-item>
          <text:p text:style-name="P2"><text:span text:style-name="T1">Proud</text:span> – arrogant, elated</text:p>
        </text:list-item>
        <text:list-item>
          <text:p text:style-name="P2">Push – <text:span text:style-name="T1">shove, propel</text:span></text:p>
        </text:list-item>
        <text:list-item>
          <text:p text:style-name="P2"><text:span text:style-name="T1">Quit</text:span> – cease, stop, withdraw</text:p>
        </text:list-item>
        <text:list-item>
          <text:p text:style-name="P2">Racket – <text:span text:style-name="T1">noise, commotion, disturbance</text:span></text:p>
        </text:list-item>
        <text:list-item>
          <text:p text:style-name="P2"><text:span text:style-name="T1">Ratify</text:span> – approve, confirm, endorse</text:p>
        </text:list-item>
        <text:list-item>
          <text:p text:style-name="P2">Ravage – <text:span text:style-name="T1">devastate, ruin, damage</text:span></text:p>
        </text:list-item>
        <text:list-item>
          <text:p text:style-name="P2"><text:span text:style-name="T1">Raze</text:span> – destroy, demolish</text:p>
        </text:list-item>
        <text:list-item>
          <text:p text:style-name="P2">Reluctant –<text:span text:style-name="T1"> unwilling, hesitant</text:span></text:p>
        </text:list-item>
        <text:list-item>
          <text:p text:style-name="P2"><text:span text:style-name="T1">Remote</text:span> – secluded, isolated, distant</text:p>
        </text:list-item>
        <text:list-item>
          <text:p text:style-name="P2">Repulsive – <text:span text:style-name="T1">hideous, offensive, gruesome</text:span></text:p>
        </text:list-item>
        <text:list-item>
          <text:p text:style-name="P2"><text:span text:style-name="T1">Reputable</text:span> – honorable, upstanding, honest</text:p>
        </text:list-item>
        <text:list-item>
          <text:p text:style-name="P2">Resist – <text:span text:style-name="T1">oppose, withstand, defy</text:span></text:p>
        </text:list-item>
        <text:list-item>
          <text:p text:style-name="P2"><text:span text:style-name="T1">Retaliate</text:span> – avenge, revenge, reciprocate</text:p>
        </text:list-item>
        <text:list-item>
          <text:p text:style-name="P2">Reveal – <text:span text:style-name="T1">show, disclose, divulge</text:span></text:p>
        </text:list-item>
        <text:list-item>
          <text:p text:style-name="P2"><text:span text:style-name="T1">Same</text:span> – identical, alike, equivalent</text:p>
        </text:list-item>
        <text:list-item>
          <text:p text:style-name="P2">Serene – <text:span text:style-name="T1">peaceful, tranquil, calm</text:span></text:p>
        </text:list-item>
        <text:list-item>
          <text:p text:style-name="P2"><text:span text:style-name="T1">Serious</text:span> – grave, solemn, pensive</text:p>
        </text:list-item>
        <text:list-item>
          <text:p text:style-name="P2">Shrewd – <text:span text:style-name="T1">clever, cunning, crafty</text:span></text:p>
        </text:list-item>
        <text:list-item>
          <text:p text:style-name="P2"><text:span text:style-name="T1">Sluggish</text:span> – listless, lethargic, inactive</text:p>
        </text:list-item>
        <text:list-item>
          <text:p text:style-name="P2">Small – <text:span text:style-name="T1">little, insignificant, trivial</text:span></text:p>
        </text:list-item>
        <text:list-item>
          <text:p text:style-name="P2"><text:span text:style-name="T1">Smooth</text:span> – slick, glossy, level</text:p>
        </text:list-item>
        <text:list-item>
          <text:p text:style-name="P2">Sociable –<text:span text:style-name="T1"> friendly, cordial, gregarious</text:span></text:p>
        </text:list-item>
        <text:list-item>
          <text:p text:style-name="P2"><text:span text:style-name="T1">Sorrow</text:span> – woe, anguish, grief</text:p>
        </text:list-item>
        <text:list-item>
          <text:p text:style-name="P2"><text:soft-page-break/>Special – <text:span text:style-name="T1">exceptional, notable, particular</text:span></text:p>
        </text:list-item>
        <text:list-item>
          <text:p text:style-name="P2"><text:span text:style-name="T1">Stable</text:span> – steady, unchanging, settled</text:p>
        </text:list-item>
        <text:list-item>
          <text:p text:style-name="P2">Strenuous – <text:span text:style-name="T1">vigorous, laborious</text:span></text:p>
        </text:list-item>
        <text:list-item>
          <text:p text:style-name="P2"><text:span text:style-name="T1">Strict</text:span> – stringent, severe, stern</text:p>
        </text:list-item>
        <text:list-item>
          <text:p text:style-name="P2">Strong –<text:span text:style-name="T1"> powerful, mighty, potent</text:span></text:p>
        </text:list-item>
        <text:list-item>
          <text:p text:style-name="P2"><text:span text:style-name="T1">Stupid</text:span> – unintelligent, dense, foolish</text:p>
        </text:list-item>
        <text:list-item>
          <text:p text:style-name="P2">Surplus – <text:span text:style-name="T1">excess, additional, extra</text:span></text:p>
        </text:list-item>
        <text:list-item>
          <text:p text:style-name="P2"><text:span text:style-name="T1">Tall</text:span> – high, lofty</text:p>
        </text:list-item>
        <text:list-item>
          <text:p text:style-name="P2">Tangible – <text:span text:style-name="T1">concrete, definite</text:span></text:p>
        </text:list-item>
        <text:list-item>
          <text:p text:style-name="P2"><text:span text:style-name="T1">Taut</text:span> – tense, tight, stiff</text:p>
        </text:list-item>
        <text:list-item>
          <text:p text:style-name="P2">Tender –<text:span text:style-name="T1"> delicate, gentle, affectionate</text:span></text:p>
        </text:list-item>
        <text:list-item>
          <text:p text:style-name="P2"><text:span text:style-name="T1">Terrible</text:span> – dreadful, horrible, vile</text:p>
        </text:list-item>
        <text:list-item>
          <text:p text:style-name="P2">Thrifty – <text:span text:style-name="T1">economical, frugal, prudent</text:span></text:p>
        </text:list-item>
        <text:list-item>
          <text:p text:style-name="P2"><text:span text:style-name="T1">Thrive</text:span> – prosper, flourish, develop</text:p>
        </text:list-item>
        <text:list-item>
          <text:p text:style-name="P2">Urgent –<text:span text:style-name="T1"> crucial, important</text:span></text:p>
        </text:list-item>
        <text:list-item>
          <text:p text:style-name="P2"><text:span text:style-name="T1">Vacant</text:span> – unoccupied, empty</text:p>
        </text:list-item>
        <text:list-item>
          <text:p text:style-name="P2">Vague – <text:span text:style-name="T1">unclear, obscure, indistinct</text:span></text:p>
        </text:list-item>
        <text:list-item>
          <text:p text:style-name="P2"><text:span text:style-name="T1">Valiant</text:span> – courageous, brave, heroic</text:p>
        </text:list-item>
        <text:list-item>
          <text:p text:style-name="P2">Victory – <text:span text:style-name="T1">triumph, win, success</text:span></text:p>
        </text:list-item>
        <text:list-item>
          <text:p text:style-name="P2"><text:span text:style-name="T1">Virtuous</text:span> – moral, righteous, angelic</text:p>
        </text:list-item>
        <text:list-item>
          <text:p text:style-name="P2">Weary –<text:span text:style-name="T1"> tired, fatigued, lethargic</text:span></text:p>
        </text:list-item>
        <text:list-item>
          <text:p text:style-name="P2"><text:span text:style-name="T1">Worn</text:span> – used, impaired, old</text:p>
        </text:list-item>
        <text:list-item>
          <text:p text:style-name="P2">Wrong – <text:span text:style-name="T1">incorrect, untrue, mistaken</text:span></text:p>
        </text:list-item>
        <text:list-item>
          <text:p text:style-name="P2"><text:span text:style-name="T1">Yield</text:span> – produce, bear, provid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8T22:13:48.198285759</meta:creation-date>
    <dc:date>2020-04-18T22:27:15.546839812</dc:date>
    <meta:editing-duration>PT13M26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4" meta:paragraph-count="179" meta:word-count="789" meta:character-count="5752" meta:non-whitespace-character-count="5142"/>
  </office:meta>
</office:document-meta>
</file>